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Вопросы к экзамену для 7011-7012</text:p>
      <text:p text:style-name="Standard"/>
      <text:list xml:id="list2170815541" text:style-name="L1">
        <text:list-item>
          <text:p text:style-name="P1">Информационные процессы.</text:p>
        </text:list-item>
        <text:list-item>
          <text:p text:style-name="P1">Основные узлы компьютера.</text:p>
        </text:list-item>
        <text:list-item>
          <text:p text:style-name="P1">Устройства ввода информации.</text:p>
        </text:list-item>
        <text:list-item>
          <text:p text:style-name="P1">Горячие клавиши и клавиаутрные сокращения.</text:p>
        </text:list-item>
        <text:list-item>
          <text:p text:style-name="P1">Устройства вывода.</text:p>
        </text:list-item>
        <text:list-item>
          <text:p text:style-name="P1">Устройства хранения информации.</text:p>
        </text:list-item>
        <text:list-item>
          <text:p text:style-name="P1">Чем SSD отличается от HDD?</text:p>
        </text:list-item>
        <text:list-item>
          <text:p text:style-name="P1">Чем SSD отличается от флеш-памяти?</text:p>
        </text:list-item>
        <text:list-item>
          <text:p text:style-name="P1">Чем флэш-память отличается от оперативной памяти?</text:p>
        </text:list-item>
        <text:list-item>
          <text:p text:style-name="P1">Файловая система компьютера.</text:p>
        </text:list-item>
        <text:list-item>
          <text:p text:style-name="P1">Фрагментация файлов, пути преодоления.</text:p>
        </text:list-item>
        <text:list-item>
          <text:p text:style-name="P1">Наиболее распространенные файловые системы.</text:p>
        </text:list-item>
        <text:list-item>
          <text:p text:style-name="P1">Функции операционной системы.</text:p>
        </text:list-item>
        <text:list-item>
          <text:p text:style-name="P1">Наиболее популярные операционные системы.</text:p>
        </text:list-item>
        <text:list-item>
          <text:p text:style-name="P1">Методы установки операционной системы.</text:p>
        </text:list-item>
        <text:list-item>
          <text:p text:style-name="P1">Почему не рекомендуется пользоваться операционной системой, установленной на флеш-память?</text:p>
        </text:list-item>
        <text:list-item>
          <text:p text:style-name="P1">Наиболее популярные виды интернет-бруазеров.</text:p>
        </text:list-item>
        <text:list-item>
          <text:p text:style-name="P1">Офисные программы: виды, производители, платформы.</text:p>
        </text:list-item>
        <text:list-item>
          <text:p text:style-name="P1">Понятие форматированного текста.</text:p>
        </text:list-item>
        <text:list-item>
          <text:p text:style-name="P1">Отличия текстовых редакторов от текстовых процессоров.</text:p>
        </text:list-item>
        <text:list-item>
          <text:p text:style-name="P1">Классификация типографских шрифтов.</text:p>
        </text:list-item>
        <text:list-item>
          <text:p text:style-name="P1">Основные классы коммуникационных технологий.</text:p>
        </text:list-item>
        <text:list-item>
          <text:p text:style-name="P1">Понятие Веб 2.0.</text:p>
        </text:list-item>
        <text:list-item>
          <text:p text:style-name="P1">Наиболее популярные социальные сети.</text:p>
        </text:list-item>
        <text:list-item>
          <text:p text:style-name="P1">Сервисы Google.</text:p>
        </text:list-item>
        <text:list-item>
          <text:p text:style-name="P1">Облачные хранилища информации.</text:p>
        </text:list-item>
        <text:list-item>
          <text:p text:style-name="P1">Понятие мультимедиа.</text:p>
        </text:list-item>
        <text:list-item>
          <text:p text:style-name="P1">Требования к оформлению презентаций.</text:p>
        </text:list-item>
        <text:list-item>
          <text:p text:style-name="P1">Функции электронных таблиц.</text:p>
        </text:list-item>
        <text:list-item>
          <text:p text:style-name="P1">Абсолютная и относительная адресация в электронных таблицах.</text:p>
        </text:list-item>
        <text:list-item>
          <text:p text:style-name="P1">Понятие баз данных, СУБД.</text:p>
        </text:list-item>
        <text:list-item>
          <text:p text:style-name="P1">Интерактивная доска как средство обучения.</text:p>
        </text:list-item>
        <text:list-item>
          <text:p text:style-name="P1">Виды компьютерной графики.</text:p>
        </text:list-item>
        <text:list-item>
          <text:p text:style-name="P1">Наиболее популярные графические редакторы.</text:p>
        </text:list-item>
        <text:list-item>
          <text:p text:style-name="P1">Цветовые модели, палитры, разрешение.</text:p>
        </text:list-item>
        <text:list-item>
          <text:p text:style-name="P1">Основные инструменты растровых редакторов.</text:p>
        </text:list-item>
        <text:list-item>
          <text:p text:style-name="P1">Графические примитивы.</text:p>
        </text:list-item>
        <text:list-item>
          <text:p text:style-name="P1">Функции информационных технологий в образовании.</text:p>
        </text:list-item>
        <text:list-item>
          <text:p text:style-name="P1">Положительные и отрицательные стороны информатизации образования.</text:p>
        </text:list-item>
        <text:list-item>
          <text:p text:style-name="P1">Понятие информационной культуры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</meta:initial-creator>
    <meta:creation-date>2014-11-03T19:07:46</meta:creation-date>
    <meta:document-statistic meta:table-count="0" meta:image-count="0" meta:object-count="0" meta:page-count="1" meta:paragraph-count="41" meta:word-count="203" meta:character-count="1602" meta:non-whitespace-character-count="1480"/>
    <dc:date>2014-11-03T19:43:18</dc:date>
    <dc:creator>a </dc:creator>
    <meta:editing-duration>PT4M31S</meta:editing-duration>
    <meta:editing-cycles>1</meta:editing-cycles>
    <meta:generator>LibreOffice/3.4$Linux LibreOffice_project/340m1$Build-402</meta:generator>
  </office:meta>
</office:document-meta>
</file>